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text-properties fo:font-size="14pt" officeooo:rsid="0016b095" officeooo:paragraph-rsid="0016b09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 style:font-size-asian="10.5pt" style:font-size-complex="12pt"/>
    </style:style>
    <style:style style:name="P13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16b095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06fbf2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18" style:family="paragraph" style:parent-style-name="Standard" style:list-style-name="L4">
      <style:text-properties fo:font-size="14pt" officeooo:rsid="0001f7d1" officeooo:paragraph-rsid="00089a25" style:font-size-asian="14pt" style:font-size-complex="14pt"/>
    </style:style>
    <style:style style:name="P19" style:family="paragraph" style:parent-style-name="Standard" style:list-style-name="L4">
      <style:text-properties fo:font-size="14pt" officeooo:rsid="0001f7d1" officeooo:paragraph-rsid="001878ae" style:font-size-asian="14pt" style:font-size-complex="14pt"/>
    </style:style>
    <style:style style:name="P20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style:style style:name="T7" style:family="text">
      <style:text-properties officeooo:rsid="0016b095"/>
    </style:style>
    <style:style style:name="T8" style:family="text">
      <style:text-properties officeooo:rsid="00186f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8526871491551526063" text:style-name="L1">
        <text:list-item>
          <text:p text:style-name="P10">Home (news, nuovi prodotti, offerte, informazioni varie e cool)</text:p>
        </text:list-item>
        <text:list-item>
          <text:p text:style-name="P10">Prodotti (pagina di ricerca)</text:p>
        </text:list-item>
        <text:list-item>
          <text:p text:style-name="P10">Prodotto (pagina del prodotto singolo: recensioni, descrizione prodotto)</text:p>
        </text:list-item>
        <text:list-item>
          <text:p text:style-name="P10">Contattaci (form per invio di un messaggio)</text:p>
        </text:list-item>
        <text:list-item>
          <text:p text:style-name="P10">Registrazione (creazione account)</text:p>
        </text:list-item>
        <text:list-item>
          <text:p text:style-name="P10">Login</text:p>
        </text:list-item>
        <text:list-item>
          <text:p text:style-name="P10">Pagina per l'aggiunta dei prodotti</text:p>
        </text:list-item>
        <text:list-item>
          <text:p text:style-name="P10">Prodotti realizzati su commissione (componi la tua lampada)</text:p>
        </text:list-item>
        <text:list-item>
          <text:p text:style-name="P10">Carrello</text:p>
        </text:list-item>
        <text:list-item>
          <text:p text:style-name="P10">Lis<text:span text:style-name="T1">t</text:span>a dei desideri</text:p>
        </text:list-item>
        <text:list-item>
          <text:p text:style-name="P10">Pagina gestione account utente (modifica dati personali es. Nome, Cognome etc...)</text:p>
        </text:list-item>
        <text:list-item>
          <text:p text:style-name="P10">I miei ordini</text:p>
        </text:list-item>
        <text:list-item>
          <text:p text:style-name="P10">Chi siamo (locazione negozio, numeri di telefono, e-mail)</text:p>
        </text:list-item>
        <text:list-item>
          <text:p text:style-name="P10">FAQ (spedizione, rimborsi)</text:p>
        </text:list-item>
        <text:list-item>
          <text:p text:style-name="P10">Ricerca avanzata (puo' essere implementata nella pagina di ricerca originale)</text:p>
        </text:list-item>
      </text:list>
      <text:p text:style-name="Standard"/>
      <text:p text:style-name="P3">Modalita d'accesso:</text:p>
      <text:list xml:id="list2732301963326114969" text:style-name="L2">
        <text:list-item>
          <text:p text:style-name="P11">Utente (con diverse categorie volendo es. Utente premium)</text:p>
        </text:list-item>
        <text:list-item>
          <text:p text:style-name="P11">Amministratore</text:p>
        </text:list-item>
        <text:list-item>
          <text:p text:style-name="P11">Visitatore</text:p>
        </text:list-item>
      </text:list>
      <text:p text:style-name="Standard"/>
      <text:p text:style-name="P3">Idee random:</text:p>
      <text:list xml:id="list3254942364621747489" text:style-name="L3">
        <text:list-item>
          <text:p text:style-name="P12">Carrello condiviso</text:p>
        </text:list-item>
        <text:list-item>
          <text:p text:style-name="P12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agine</text:p>
      <text:p text:style-name="P9"/>
      <text:list xml:id="list4161482413965925631" text:style-name="L4">
        <text:list-item>
          <text:p text:style-name="P13">Acquisto</text:p>
        </text:list-item>
        <text:list-item>
          <text:p text:style-name="P14">Annunci <text:s/><text:span text:style-name="T7">(Versione mobile pronta)</text:span></text:p>
        </text:list-item>
        <text:list-item>
          <text:p text:style-name="P13">Carrello</text:p>
        </text:list-item>
        <text:list-item>
          <text:p text:style-name="P13">Gestione annunci</text:p>
        </text:list-item>
        <text:list-item>
          <text:p text:style-name="P13">Gestione ordini</text:p>
        </text:list-item>
        <text:list-item>
          <text:p text:style-name="P13">Gestione prodotti</text:p>
        </text:list-item>
        <text:list-item>
          <text:p text:style-name="P13">I miei ordini</text:p>
        </text:list-item>
        <text:list-item>
          <text:p text:style-name="P13">Impostazioni account</text:p>
        </text:list-item>
        <text:list-item>
          <text:p text:style-name="P19">Index <text:span text:style-name="T7">(Versione mobile pronta)</text:span></text:p>
        </text:list-item>
        <text:list-item>
          <text:p text:style-name="P13">Indirizzi</text:p>
        </text:list-item>
        <text:list-item>
          <text:p text:style-name="P15">La nostra storia <text:span text:style-name="T2">(Versione mobile pronta)</text:span></text:p>
        </text:list-item>
        <text:list-item>
          <text:p text:style-name="P13">Lista desideri</text:p>
        </text:list-item>
        <text:list-item>
          <text:p text:style-name="P13">Login <text:span text:style-name="T2">(Versione mobile pronta)</text:span></text:p>
        </text:list-item>
        <text:list-item>
          <text:p text:style-name="P13">Prodotti</text:p>
        </text:list-item>
        <text:list-item>
          <text:p text:style-name="P13">Prodotto</text:p>
        </text:list-item>
        <text:list-item>
          <text:p text:style-name="P16">Registrazione <text:span text:style-name="T2">(Versione mobile pronta)</text:span></text:p>
        </text:list-item>
        <text:list-item>
          <text:p text:style-name="P17">Resi rimborsi <text:span text:style-name="T2">(Versione mobile pronta)</text:span></text:p>
        </text:list-item>
        <text:list-item>
          <text:p text:style-name="P18">Termini spedizione <text:span text:style-name="T2">(Versione mobile pronta)</text:span></text:p>
        </text:list-item>
        <text:list-item>
          <text:p text:style-name="P13">Togli utenti</text:p>
        </text:list-item>
        <text:list-item>
          <text:p text:style-name="P20">Mappa del sito <text:span text:style-name="T8">(Versione mobile pronta)</text:span></text:p>
        </text:list-item>
      </text:list>
      <text:p text:style-name="P4"/>
      <text:p text:style-name="P5">Media query:</text:p>
      <text:p text:style-name="P7">meno: Versione mobile</text:p>
      <text:p text:style-name="P5">@media screen and (min-width: 768px) <text:span text:style-name="T7">Versione tablet</text:span></text:p>
      <text:p text:style-name="P5">@media screen and (min-width: 806px) <text:span text:style-name="T7">Versione PC</text:span>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7-27T17:16:57.359673293</dc:date>
    <meta:editing-duration>PT10H59M10S</meta:editing-duration>
    <meta:editing-cycles>29</meta:editing-cycles>
    <meta:generator>LibreOffice/5.1.4.2$Linux_X86_64 LibreOffice_project/10m0$Build-2</meta:generator>
    <meta:document-statistic meta:table-count="0" meta:image-count="0" meta:object-count="0" meta:page-count="2" meta:paragraph-count="55" meta:word-count="272" meta:character-count="1736" meta:non-whitespace-character-count="1558"/>
  </office:meta>
</office:document-meta>
</file>